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language="es" fo:country="ES"/>
    </style:style>
    <style:style style:name="P2" style:family="paragraph" style:parent-style-name="Text_20_body">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text-properties officeooo:paragraph-rsid="00040dfe"/>
    </style:style>
    <style:style style:name="P4" style:family="paragraph" style:parent-style-name="Text_20_body">
      <style:paragraph-properties fo:margin-left="0cm" fo:margin-right="0cm" fo:text-indent="0cm" style:auto-text-indent="false"/>
      <style:text-properties officeooo:rsid="00040dfe" officeooo:paragraph-rsid="00040dfe"/>
    </style:style>
    <style:style style:name="P5" style:family="paragraph" style:parent-style-name="Heading_20_1">
      <style:paragraph-properties fo:margin-left="0cm" fo:margin-right="0cm" fo:text-indent="0cm" style:auto-text-indent="false"/>
      <style:text-properties officeooo:paragraph-rsid="00062b37"/>
    </style:style>
    <style:style style:name="P6" style:family="paragraph" style:parent-style-name="Text_20_body" style:list-style-name="L1">
      <style:paragraph-properties fo:margin-left="0cm" fo:margin-right="0cm" fo:text-indent="0cm" style:auto-text-indent="false"/>
    </style:style>
    <style:style style:name="P7" style:family="paragraph" style:parent-style-name="Text_20_body" style:list-style-name="L2">
      <style:paragraph-properties fo:margin-left="0cm" fo:margin-right="0cm" fo:text-indent="0cm" style:auto-text-indent="false"/>
    </style:style>
    <style:style style:name="P8" style:family="paragraph" style:parent-style-name="Text_20_body" style:list-style-name="L3">
      <style:paragraph-properties fo:margin-left="0cm" fo:margin-right="0cm" fo:text-indent="0cm" style:auto-text-indent="false"/>
      <style:text-properties officeooo:paragraph-rsid="0008fc2d"/>
    </style:style>
    <style:style style:name="T1" style:family="text">
      <style:text-properties officeooo:rsid="00040dfe"/>
    </style:style>
    <style:style style:name="T2" style:family="text">
      <style:text-properties fo:language="es" fo:country="ES"/>
    </style:style>
    <style:style style:name="T3" style:family="text">
      <style:text-properties officeooo:rsid="00062b37"/>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area 1.<text:span text:style-name="T3">1</text:span></text:h>
      <text:p text:style-name="P2"/>
      <text:p text:style-name="P2">Observa y navega por los <text:span text:style-name="T2">siguientes</text:span> sitios web. ¿Qué sientes al verlos? Describe lo que resaltarías como negativo en cada uno de ellos.</text:p>
      <text:p text:style-name="P2"/>
      <text:list text:style-name="L1">
        <text:list-item>
          <text:p text:style-name="P6">Página publicada en el Vaticano:</text:p>
        </text:list-item>
      </text:list>
      <text:p text:style-name="P2"><text:tab/><text:a xlink:type="simple" xlink:href="https://www.vatican.va/holy_father/special_features/hf_jp_ii_xxv_en.htm" text:style-name="Internet_20_link" text:visited-style-name="Visited_20_Internet_20_Link">https://www.vatican.va/holy_father/special_features/hf_jp_ii_xxv_en.htm</text:a></text:p>
      <text:p text:style-name="P3">¿Qué sientes al ver <text:span text:style-name="T1">la página del Vaticano?</text:span>? </text:p>
      <text:p text:style-name="P4">Sinceramente no si es la <text:span text:style-name="T2">página</text:span> de inicio de la web o es una sección, para mi gusto creo que es muy <text:span text:style-name="T2">mejorable</text:span>, se ve una <text:span text:style-name="T2">imagen</text:span> muy <text:span text:style-name="T2">pequeña con unas alertas muy molestas y los contrastes de colores de la imagen personalmente no me gustan, elegiría otro tipo de paisaje.</text:span></text:p>
      <text:list text:style-name="L2">
        <text:list-item>
          <text:p text:style-name="P7">Escuela de arte de Yale en Connecticut:</text:p>
        </text:list-item>
      </text:list>
      <text:p text:style-name="P2"><text:tab/><text:a xlink:type="simple" xlink:href="http://art.yale.edu/" text:style-name="Internet_20_link" text:visited-style-name="Visited_20_Internet_20_Link">http://art.yale.edu/</text:a></text:p>
      <text:p text:style-name="P3">¿Qué sientes al ver <text:span text:style-name="T1">la página de la escuela de arte de Yale en Connecticut?</text:span>? </text:p>
      <text:p text:style-name="P4">Personalmente me parece muy caótica, demasiado colorida y los textos poco legibles en algunos casos. <text:s/>Todo muy hacia la izquierda... </text:p>
      <text:p text:style-name="P3"/>
      <text:list text:style-name="L3">
        <text:list-item>
          <text:p text:style-name="P8">Página web de vehículos Tesla:</text:p>
          <text:p text:style-name="P8"><text:a xlink:type="simple" xlink:href="https://www.tesla.com/" text:style-name="Internet_20_link" text:visited-style-name="Visited_20_Internet_20_Link">https://www.tesla.com/</text:a></text:p>
        </text:list-item>
      </text:list>
      <text:p text:style-name="P3">¿Qué sientes al ver <text:span text:style-name="T1">la página web de vehículos Tesla</text:span>? </text:p>
      <text:p text:style-name="P4">De las tres creo que es la mas lograda, tiene unos colores mas suaves, con el fondo un poco difuminado para resaltar el producto, mucho mas intuitiva que las dos anteriores, realmente no le encuentro ninguna pega.</text:p>
      <text:p text:style-name="P2"/>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gl"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5T16:49:55.403000000</meta:creation-date>
    <dc:date>2024-09-25T17:55:21.522000000</dc:date>
    <meta:editing-duration>PT56M31S</meta:editing-duration>
    <meta:editing-cycles>4</meta:editing-cycles>
    <meta:generator>LibreOffice/7.6.5.2$Windows_X86_64 LibreOffice_project/38d5f62f85355c192ef5f1dd47c5c0c0c6d6598b</meta:generator>
    <meta:print-date>2024-09-25T17:41:01.563000000</meta:print-date>
    <meta:printed-by>Archivos PDF</meta:printed-by>
    <meta:document-statistic meta:table-count="0" meta:image-count="0" meta:object-count="0" meta:page-count="1" meta:paragraph-count="14" meta:word-count="190" meta:character-count="1155" meta:non-whitespace-character-count="976"/>
  </office:meta>
</office:document-meta>
</file>